
<file path=META-INF/manifest.xml><?xml version="1.0" encoding="utf-8"?>
<manifest:manifest xmlns:manifest="urn:oasis:names:tc:opendocument:xmlns:manifest:1.0"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automatic-styles>
    <style:style style:name="para-list-padding" style:family="paragraph" style:parent-style-name="Standard">
      <style:paragraph-properties fo:margin-top="0.20cm" fo:margin-bottom="0.0cm" text:enable-numbering="true"/>
      <style:text-properties/>
    </style:style>
    <style:style style:name="para-list-begin" style:family="paragraph" style:parent-style-name="Standard" style:list-style-name="list1">
      <style:paragraph-properties fo:margin-top="0.20cm" fo:margin-bottom="0.0cm" text:enable-numbering="true"/>
      <style:text-properties/>
    </style:style>
    <style:style style:name="para-list-compact" style:family="paragraph" style:parent-style-name="Standard" style:list-style-name="list1">
      <style:paragraph-properties fo:margin-top="0.0cm" fo:margin-bottom="0.0cm" text:enable-numbering="true"/>
      <style:text-properties/>
    </style:style>
    <style:style style:name="para-title1" style:family="paragraph" style:parent-style-name="Standard">
      <style:paragraph-properties fo:margin-top="0.4cm" fo:margin-bottom="0.0cm"/>
      <style:text-properties fo:color="#323298" fo:font-size="28pt" fo:margin-bottom="0.0cm" fo:font-weight="bold"/>
    </style:style>
    <style:style style:name="para-title2" style:family="paragraph" style:parent-style-name="Standard">
      <style:paragraph-properties fo:margin-top="0.5cm" fo:margin-bottom="0.0cm"/>
      <style:text-properties fo:color="#323298" fo:font-size="20pt" fo:margin-bottom="0.0cm" fo:font-weight="bold"/>
    </style:style>
    <style:style style:name="para-title3" style:family="paragraph" style:parent-style-name="Standard">
      <style:paragraph-properties fo:margin-top="0.5cm" fo:margin-bottom="0.0cm"/>
      <style:text-properties fo:color="#323298" fo:font-size="14pt" fo:margin-bottom="0.0cm" fo:font-weight="bold"/>
    </style:style>
    <style:style style:name="para-title4" style:family="paragraph" style:parent-style-name="Standard">
      <style:paragraph-properties fo:margin-top="0.5cm" fo:margin-bottom="0.0cm"/>
      <style:text-properties fo:color="#323298" fo:font-size="12pt" fo:margin-bottom="0.0cm" fo:font-weight="bold"/>
    </style:style>
    <style:style style:name="para-title" style:family="paragraph" style:parent-style-name="Standard">
      <style:paragraph-properties fo:margin-top="0.2cm" fo:margin-bottom="0.0cm"/>
      <style:text-properties fo:color="#323298" fo:font-size="11pt" fo:margin-bottom="0.0cm" fo:font-weight="bold"/>
    </style:style>
    <text:list-style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style:name="imageobject" style:family="graphic" style:parent-style-name="Graphics">
      <style:graphic-properties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imageobject-inline" style:family="graphic" style:parent-style-name="Graphics">
      <style:graphic-properties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style:name="date-default">
      <number:day number:style="long"/>
      <number:text>-</number:text>
      <number:month number:style="long"/>
      <number:text>.</number:text>
      <number:year/>
    </number:date-style>
    <style:style style:name="table-default" style:family="table">
      <style:table-properties table:align="margins" style:shadow="none"/>
    </style:style>
    <style:style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style:name="table-default.cell-B4" style:family="table-cell">
      <style:table-cell-properties fo:border-top="0.5pt solid #000000" fo:padding="0.097cm">
        <style:background-image/>
      </style:table-cell-properties>
    </style:style>
    <style:style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style:name="table-default.cell-A5" style:family="table-cell">
      <style:table-cell-properties fo:padding="0.097cm" fo:border-left="0.5pt solid #000000">
        <style:background-image/>
      </style:table-cell-properties>
    </style:style>
    <style:style style:name="table-default.cell-B5" style:family="table-cell">
      <style:table-cell-properties fo:padding="0.097cm">
        <style:background-image/>
      </style:table-cell-properties>
    </style:style>
    <style:style style:name="table-default.cell-C5" style:family="table-cell">
      <style:table-cell-properties fo:padding="0.097cm" fo:border-right="0.5pt solid #000000">
        <style:background-image/>
      </style:table-cell-properties>
    </style:style>
    <style:style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style:name="table-default.cell-H4" style:family="table-cell">
      <style:table-cell-properties fo:padding="0.097cm" fo:border-left="0.5pt solid #000000" fo:border-top="0.5pt solid #000000" fo:border-right="0.5pt solid #000000"/>
    </style:style>
    <style:style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style:name="table-default.cell-F6" style:family="table-cell">
      <style:table-cell-properties fo:padding="0.097cm" fo:border-left="0.5pt solid #000000" fo:border-right="0.5pt solid #000000" fo:border-bottom="0.5pt solid #000000"/>
    </style:style>
    <style:style style:name="table-info" style:family="table">
      <style:table-properties fo:margin-top="0.5cm" table:align="margins" style:shadow="none"/>
    </style:style>
    <style:style style:name="table-info.column-A" style:family="table-column">
      <style:table-column-properties style:column-width="3cm" style:rel-column-width="100*"/>
    </style:style>
    <style:style style:name="table-info.column-B" style:family="table-column">
      <style:table-column-properties style:rel-column-width="900*"/>
    </style:style>
    <style:style style:name="table-info.cell-H" style:family="table-cell">
      <style:table-cell-properties fo:padding-left="0.3cm" fo:background-color="#F0F0F0">
        <style:background-image/>
      </style:table-cell-properties>
    </style:style>
    <style:style style:name="table-info.cell-A" style:family="table-cell">
      <style:table-cell-properties fo:background-color="#F0F0F0">
        <style:background-image/>
      </style:table-cell-properties>
    </style:style>
    <style:style style:name="table-biblio.column-A" style:family="table-column">
      <style:table-column-properties style:column-width="3cm" style:rel-column-width="200*"/>
    </style:style>
    <style:style style:name="table-biblio.column-B" style:family="table-column">
      <style:table-column-properties style:rel-column-width="800*"/>
    </style:style>
    <style:style style:name="sect-TOC" style:family="section">
      <style:section-properties fo:background-color="red" text:dont-balance-text-columns="false" style:editable="false">
        <style:columns fo:column-count="0" fo:column-gap="0cm"/>
        <style:background-image/>
      </style:section-properties>
    </style:style>
    <style:style style:name="CI.logo" style:family="graphic" style:parent-style-name="Graphics">
      <style:graphic-properties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  <text:p text:style-name="title-article">r2asciidoc</text:p>
<table:table table:style-name="table-info">
          <table:table-column table:style-name="table-info.column-A"/>
          <table:table-column table:style-name="table-info.column-B"/>
    
    <table:table-row>
            <table:table-cell office:value-type="string" table:style-name="table-info.cell-H" table:number-columns-spanned="2">
              <text:p text:style-name="para-title">author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
                <!--credit-->
                <!--firstname-->David <!--surname-->Hajage</text:p>
            </table:table-cell>
          </table:table-row>
    <table:table-row>
            <table:table-cell office:value-type="string" table:style-name="table-info.cell-H" table:number-columns-spanned="2">
              <text:p text:style-name="para-title">authorinitials:</text:p>
            </table:table-cell>
          </table:table-row>
          <table:table-row>
            <!--empty cell (only used for padding content)-->
            <table:table-cell office:value-type="sting" table:style-name="table-info.cell-A">
              <text:p/>
            </table:table-cell>
            <table:table-cell office:value-type="sting" table:style-name="table-info.cell-A">
              <text:p text:style-name="para">DH</text:p>
            </table:table-cell>
          </table:table-row>


<table:table-row>
            <table:table-cell office:value-type="string" table:style-name="table-info.cell-H" table:number-columns-spanned="2"/>
          </table:table-row>
        </table:table>
<text:p text:style-name="para-padding">
          <text:a xlink:type="simple" xlink:href="http://eusebe.github.com/r2asciidoc">r2asciidoc</text:a> is a R package for writing document with embeded R commands.</text:p>
<!--section level 1-->
        <text:h text:outline-level="1" text:style-name="Heading1">Short example</text:h>

<text:p text:style-name="para-padding">As you can see, r2asciidoc is simple.</text:p>
&lt;&lt;&gt;&gt;=
x &lt;- matrix(1:4, 2, 2)
x
@
<text:p text:style-name="para-padding">gives :</text:p>
<text:p/>
        <text:p text:style-name="para-screen">&gt; x &lt;- matrix(1:4, 2, 2)</text:p>
        <text:p text:style-name="para-screen">&gt;<text:s text:c="2"/>x</text:p>
        <text:p text:style-name="para-screen"><text:s text:c="10"/>[,1]<text:s text:c="2"/>[,2]</text:p>
        <text:p text:style-name="para-screen">[1,]<text:s text:c="8"/>1<text:s text:c="8"/>3</text:p>
        <text:p text:style-name="para-screen">[2,]<text:s text:c="8"/>2<text:s text:c="8"/>4</text:p>
&lt;&lt;results=ascii,echo=FALSE&gt;&gt;=
ascii(x, caption = "A simple matrix", width = 30)
@
<text:p text:style-name="para-padding">gives :</text:p>

<text:h text:style-name="Heading-small">Table 1. A simple matrix</text:h>
<table:table table:style-name="table-default">
          <table:table-column table:number-columns-repeated="2"/>



<table:table-row>
<!--position=1-->
            <!--last=2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1.00</text:p>
              </text:p>
            </table:table-cell>
<!--position=2-->
            <!--last=2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3.00</text:p>
              </text:p>
            </table:table-cell>
</table:table-row>
<table:table-row>
<!--position=1-->
            <!--last=2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2.00</text:p>
              </text:p>
            </table:table-cell>
<!--position=2-->
            <!--last=2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1-->
        <text:h text:outline-level="1" text:style-name="Heading1">What r2asciidoc provides</text:h>

<text:p text:style-name="para-padding">r2asciidoc provided :</text:p>



<text:list text:style-name="list-default">
<text:list-item>
<text:p text:style-name="para-list-begin">
a Sweave driver: Sweave("yourfile.Rnw", RweaveAscii()) to use it
</text:p>
</text:list-item>
<text:list-item>
<text:p text:style-name="para-list-padding">
a generic method for common R objects: ascii(). Default argument depends of R object.
</text:p>
<table:table table:style-name="table-default">
              <table:table-column table:number-columns-repeated="2"/>
<table:table-row>
<!--position=1-->
                <!--last=2-->
                <!--parent-position=1-->
                <!--parent-last=17-->
                <table:table-cell office:value-type="string" table:style-name="table-default.cell-A1">
                  <!--child::*-->
                  <text:p text:style-name="Standard">
<text:p text:style-name="para-padding">
x
</text:p>
</text:p>
                </table:table-cell>
<!--position=2-->
                <!--last=2-->
                <!--parent-position=1-->
                <!--parent-last=17-->
                <table:table-cell office:value-type="string" table:style-name="table-default.cell-C1">
                  <!--child::*-->
                  <text:p text:style-name="Standard">
<text:p text:style-name="para-padding">
R object
</text:p>
</text:p>
                </table:table-cell>
</table:table-row>
<table:table-row>
<!--position=1-->
                <!--last=2-->
                <!--parent-position=2-->
                <!--parent-last=17-->
                <table:table-cell office:value-type="string" table:style-name="table-default.cell-A2">
                  <!--child::*-->
                  <text:p text:style-name="Standard">
<text:p text:style-name="para-padding">
include.rownames
</text:p>
</text:p>
                </table:table-cell>
<!--position=2-->
                <!--last=2-->
                <!--parent-position=2-->
                <!--parent-last=17-->
                <table:table-cell office:value-type="string" table:style-name="table-default.cell-C2">
                  <!--child::*-->
                  <text:p text:style-name="Standard">
<text:p text:style-name="para-padding">
include rownames ? (logical)
</text:p>
</text:p>
                </table:table-cell>
</table:table-row>
<table:table-row>
<!--position=1-->
                <!--last=2-->
                <!--parent-position=3-->
                <!--parent-last=17-->
                <table:table-cell office:value-type="string" table:style-name="table-default.cell-A2">
                  <!--child::*-->
                  <text:p text:style-name="Standard">
<text:p text:style-name="para-padding">
include.colnames
</text:p>
</text:p>
                </table:table-cell>
<!--position=2-->
                <!--last=2-->
                <!--parent-position=3-->
                <!--parent-last=17-->
                <table:table-cell office:value-type="string" table:style-name="table-default.cell-C2">
                  <!--child::*-->
                  <text:p text:style-name="Standard">
<text:p text:style-name="para-padding">
include colnames ? (logical)
</text:p>
</text:p>
                </table:table-cell>
</table:table-row>
<table:table-row>
<!--position=1-->
                <!--last=2-->
                <!--parent-position=4-->
                <!--parent-last=17-->
                <table:table-cell office:value-type="string" table:style-name="table-default.cell-A2">
                  <!--child::*-->
                  <text:p text:style-name="Standard">
<text:p text:style-name="para-padding">
format
</text:p>
</text:p>
                </table:table-cell>
<!--position=2-->
                <!--last=2-->
                <!--parent-position=4-->
                <!--parent-last=17-->
                <table:table-cell office:value-type="string" table:style-name="table-default.cell-C2">
                  <!--child::*-->
                  <text:p text:style-name="Standard">
<text:p text:style-name="para-padding">
equal to "d"  (for integers), "f", "e", "E", "g",
          "G", "fg" (for reals).  Default is "f".
          "f" gives numbers in the usual <text:span text:style-name="text-italic">xxx.xxx</text:span> format;  "e" and
          "E" give <text:span text:style-name="text-italic">n.ddde+nn</text:span> or <text:span text:style-name="text-italic">n.dddE+nn</text:span> (scientific format);
          "g" and "G" put <text:span text:style-name="text-italic">x[i]</text:span> into scientific format only if it
          saves space to do so.
          "fg" uses fixed format as "f", but <text:span text:style-name="text-italic">digits</text:span> as the
          minimum number of <text:span text:style-name="text-italic">significant</text:span> digits.
</text:p>
</text:p>
                </table:table-cell>
</table:table-row>
<table:table-row>
<!--position=1-->
                <!--last=2-->
                <!--parent-position=5-->
                <!--parent-last=17-->
                <table:table-cell office:value-type="string" table:style-name="table-default.cell-A2">
                  <!--child::*-->
                  <text:p text:style-name="Standard">
<text:p text:style-name="para-padding">
digits
</text:p>
</text:p>
                </table:table-cell>
<!--position=2-->
                <!--last=2-->
                <!--parent-position=5-->
                <!--parent-last=17-->
                <table:table-cell office:value-type="string" table:style-name="table-default.cell-C2">
                  <!--child::*-->
                  <text:p text:style-name="Standard">
<text:p text:style-name="para-padding">
the desired number of digits after the decimal point.
</text:p>
</text:p>
                </table:table-cell>
</table:table-row>
<table:table-row>
<!--position=1-->
                <!--last=2-->
                <!--parent-position=6-->
                <!--parent-last=17-->
                <table:table-cell office:value-type="string" table:style-name="table-default.cell-A2">
                  <!--child::*-->
                  <text:p text:style-name="Standard">
<text:p text:style-name="para-padding">
decimal.mark
</text:p>
</text:p>
                </table:table-cell>
<!--position=2-->
                <!--last=2-->
                <!--parent-position=6-->
                <!--parent-last=17-->
                <table:table-cell office:value-type="string" table:style-name="table-default.cell-C2">
                  <!--child::*-->
                  <text:p text:style-name="Standard">
<text:p text:style-name="para-padding">
the character to be used to indicate the numeric decimal point.
</text:p>
</text:p>
                </table:table-cell>
</table:table-row>
<table:table-row>
<!--position=1-->
                <!--last=2-->
                <!--parent-position=7-->
                <!--parent-last=17-->
                <table:table-cell office:value-type="string" table:style-name="table-default.cell-A2">
                  <!--child::*-->
                  <text:p text:style-name="Standard">
<text:p text:style-name="para-padding">
na.print
</text:p>
</text:p>
                </table:table-cell>
<!--position=2-->
                <!--last=2-->
                <!--parent-position=7-->
                <!--parent-last=17-->
                <table:table-cell office:value-type="string" table:style-name="table-default.cell-C2">
                  <!--child::*-->
                  <text:p text:style-name="Standard">
<text:p text:style-name="para-padding">
the character to be used for NA
</text:p>
</text:p>
                </table:table-cell>
</table:table-row>
<table:table-row>
<!--position=1-->
                <!--last=2-->
                <!--parent-position=8-->
                <!--parent-last=17-->
                <table:table-cell office:value-type="string" table:style-name="table-default.cell-A2">
                  <!--child::*-->
                  <text:p text:style-name="Standard">
<text:p text:style-name="para-padding">
caption
</text:p>
</text:p>
                </table:table-cell>
<!--position=2-->
                <!--last=2-->
                <!--parent-position=8-->
                <!--parent-last=17-->
                <table:table-cell office:value-type="string" table:style-name="table-default.cell-C2">
                  <!--child::*-->
                  <text:p text:style-name="Standard">
<text:p text:style-name="para-padding">
the title (character)
</text:p>
</text:p>
                </table:table-cell>
</table:table-row>
<table:table-row>
<!--position=1-->
                <!--last=2-->
                <!--parent-position=9-->
                <!--parent-last=17-->
                <table:table-cell office:value-type="string" table:style-name="table-default.cell-A2">
                  <!--child::*-->
                  <text:p text:style-name="Standard">
<text:p text:style-name="para-padding">
width
</text:p>
</text:p>
                </table:table-cell>
<!--position=2-->
                <!--last=2-->
                <!--parent-position=9-->
                <!--parent-last=17-->
                <table:table-cell office:value-type="string" table:style-name="table-default.cell-C2">
                  <!--child::*-->
                  <text:p text:style-name="Standard">
<text:p text:style-name="para-padding">
the desired width of the table
</text:p>
</text:p>
                </table:table-cell>
</table:table-row>
<table:table-row>
<!--position=1-->
                <!--last=2-->
                <!--parent-position=10-->
                <!--parent-last=17-->
                <table:table-cell office:value-type="string" table:style-name="table-default.cell-A2">
                  <!--child::*-->
                  <text:p text:style-name="Standard">
<text:p text:style-name="para-padding">
frame
</text:p>
</text:p>
                </table:table-cell>
<!--position=2-->
                <!--last=2-->
                <!--parent-position=10-->
                <!--parent-last=17-->
                <table:table-cell office:value-type="string" table:style-name="table-default.cell-C2">
                  <!--child::*-->
                  <text:p text:style-name="Standard">
<text:p text:style-name="para-padding">
defines the table border. Can take the following values: "tobpot" (top and bottom), "all" (all sides), "none" and "sides" (left and right). Default is "all".
</text:p>
</text:p>
                </table:table-cell>
</table:table-row>
<table:table-row>
<!--position=1-->
                <!--last=2-->
                <!--parent-position=11-->
                <!--parent-last=17-->
                <table:table-cell office:value-type="string" table:style-name="table-default.cell-A2">
                  <!--child::*-->
                  <text:p text:style-name="Standard">
<text:p text:style-name="para-padding">
grid
</text:p>
</text:p>
                </table:table-cell>
<!--position=2-->
                <!--last=2-->
                <!--parent-position=11-->
                <!--parent-last=17-->
                <table:table-cell office:value-type="string" table:style-name="table-default.cell-C2">
                  <!--child::*-->
                  <text:p text:style-name="Standard">
<text:p text:style-name="para-padding">
defines which ruller lines are drawn between table rows and columns. Can take "none", "cols", "rows" and "all". Default is "all".
</text:p>
</text:p>
                </table:table-cell>
</table:table-row>
<table:table-row>
<!--position=1-->
                <!--last=2-->
                <!--parent-position=12-->
                <!--parent-last=17-->
                <table:table-cell office:value-type="string" table:style-name="table-default.cell-A2">
                  <!--child::*-->
                  <text:p text:style-name="Standard">
<text:p text:style-name="para-padding">
valign
</text:p>
</text:p>
                </table:table-cell>
<!--position=2-->
                <!--last=2-->
                <!--parent-position=12-->
                <!--parent-last=17-->
                <table:table-cell office:value-type="string" table:style-name="table-default.cell-C2">
                  <!--child::*-->
                  <text:p text:style-name="Standard">
<text:p text:style-name="para-padding">
vertically align all cells in a table. Can take "top", "bottom" and "middle".
</text:p>
</text:p>
                </table:table-cell>
</table:table-row>
<table:table-row>
<!--position=1-->
                <!--last=2-->
                <!--parent-position=13-->
                <!--parent-last=17-->
                <table:table-cell office:value-type="string" table:style-name="table-default.cell-A2">
                  <!--child::*-->
                  <text:p text:style-name="Standard">
<text:p text:style-name="para-padding">
header
</text:p>
</text:p>
                </table:table-cell>
<!--position=2-->
                <!--last=2-->
                <!--parent-position=13-->
                <!--parent-last=17-->
                <table:table-cell office:value-type="string" table:style-name="table-default.cell-C2">
                  <!--child::*-->
                  <text:p text:style-name="Standard">
<text:p text:style-name="para-padding">
emphase the first line of a table (logical).
</text:p>
</text:p>
                </table:table-cell>
</table:table-row>
<table:table-row>
<!--position=1-->
                <!--last=2-->
                <!--parent-position=14-->
                <!--parent-last=17-->
                <table:table-cell office:value-type="string" table:style-name="table-default.cell-A2">
                  <!--child::*-->
                  <text:p text:style-name="Standard">
<text:p text:style-name="para-padding">
footer
</text:p>
</text:p>
                </table:table-cell>
<!--position=2-->
                <!--last=2-->
                <!--parent-position=14-->
                <!--parent-last=17-->
                <table:table-cell office:value-type="string" table:style-name="table-default.cell-C2">
                  <!--child::*-->
                  <text:p text:style-name="Standard">
<text:p text:style-name="para-padding">
emphase the last line of a table (logical).
</text:p>
</text:p>
                </table:table-cell>
</table:table-row>
<table:table-row>
<!--position=1-->
                <!--last=2-->
                <!--parent-position=15-->
                <!--parent-last=17-->
                <table:table-cell office:value-type="string" table:style-name="table-default.cell-A2">
                  <!--child::*-->
                  <text:p text:style-name="Standard">
<text:p text:style-name="para-padding">
align
</text:p>
</text:p>
                </table:table-cell>
<!--position=2-->
                <!--last=2-->
                <!--parent-position=15-->
                <!--parent-last=17-->
                <table:table-cell office:value-type="string" table:style-name="table-default.cell-C2">
                  <!--child::*-->
                  <text:p text:style-name="Standard">
<text:p text:style-name="para-padding">
column alignment. Can be "r" (right), "l" (left) or "c" (center).
</text:p>
</text:p>
                </table:table-cell>
</table:table-row>
<table:table-row>
<!--position=1-->
                <!--last=2-->
                <!--parent-position=16-->
                <!--parent-last=17-->
                <table:table-cell office:value-type="string" table:style-name="table-default.cell-A2">
                  <!--child::*-->
                  <text:p text:style-name="Standard">
<text:p text:style-name="para-padding">
col.width
</text:p>
</text:p>
                </table:table-cell>
<!--position=2-->
                <!--last=2-->
                <!--parent-position=16-->
                <!--parent-last=17-->
                <table:table-cell office:value-type="string" table:style-name="table-default.cell-C2">
                  <!--child::*-->
                  <text:p text:style-name="Standard">
<text:p text:style-name="para-padding">
columns width (integer proportional value).
</text:p>
</text:p>
                </table:table-cell>
</table:table-row>
<table:table-row>
<!--position=1-->
                <!--last=2-->
                <!--parent-position=17-->
                <!--parent-last=17-->
                <table:table-cell office:value-type="string" table:style-name="table-default.cell-A3">
                  <!--child::*-->
                  <text:p text:style-name="Standard">
<text:p text:style-name="para-padding">
style
</text:p>
</text:p>
                </table:table-cell>
<!--position=2-->
                <!--last=2-->
                <!--parent-position=17-->
                <!--parent-last=17-->
                <table:table-cell office:value-type="string" table:style-name="table-default.cell-C3">
                  <!--child::*-->
                  <text:p text:style-name="Standard">
<text:p text:style-name="para-padding">
columns styles. Equal to "d" (default), "e" (emphasis), "m" (monospaced), "s" (strong), "a" (cells cans contain any of the <text:span text:style-name="text-italic">AsciiDoc</text:span> elements that are allowed inside document), "l" (literal), "v" (verse; all line breaks are retained).
</text:p>
</text:p>
                </table:table-cell>
</table:table-row>
</table:table>
</text:list-item>
</text:list>

<!--section level 1-->
        <text:h text:outline-level="1" text:style-name="Heading1">Gallery</text:h>

<!--section level 2-->
        <text:h text:outline-level="2" text:style-name="Heading2">Vector</text:h>

<text:p/>
        <text:p text:style-name="para-screen">&gt; ascii(1:4)</text:p>
        <text:p text:style-name="para-screen">|===================</text:p>
        <text:p text:style-name="para-screen">|1.00|2.00|3.00|4.00</text:p>
        <text:p text:style-name="para-screen">|===================</text:p>

<table:table table:style-name="table-default">
          <table:table-column table:number-columns-repeated="4"/>





<table:table-row>
<!--position=1-->
            <!--last=4-->
            <!--parent-position=1-->
            <!--parent-last=1-->
            <table:table-cell office:value-type="string" table:style-name="table-default.cell-A3">
              <!--child::*-->
              <text:p text:style-name="Standard">
                <text:p text:style-name="para-padding">1.00</text:p>
              </text:p>
            </table:table-cell>
<!--position=2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4-->
            <!--parent-position=1-->
            <!--parent-last=1-->
            <table:table-cell office:value-type="string" table:style-name="table-default.cell-B3">
              <!--child::*-->
              <text:p text:style-name="Standard">
                <text:p text:style-name="para-padding">3.00</text:p>
              </text:p>
            </table:table-cell>
<!--position=4-->
            <!--last=4-->
            <!--parent-position=1-->
            <!--parent-last=1-->
            <table:table-cell office:value-type="string" table:style-name="table-default.cell-C3">
              <!--child::*-->
              <text:p text:style-name="Standard">
                <text:p text:style-name="para-padding">4.00</text:p>
              </text:p>
            </table:table-cell>
</table:table-row>

</table:table>


<!--section level 2-->
        <text:h text:outline-level="2" text:style-name="Heading2">Matrix</text:h>

<text:p/>
        <text:p text:style-name="para-screen">&gt; ascii(VADeaths, include.rownames = T, include.colnames = T, caption = "VADeaths",</text:p>
        <text:p text:style-name="para-screen">+<text:s text:c="10"/>header<text:s text:c="2"/>=<text:s text:c="2"/>T,<text:s text:c="2"/>width<text:s text:c="2"/>=<text:s text:c="2"/>50,<text:s text:c="2"/>valign<text:s text:c="2"/>=<text:s text:c="2"/>"middle",<text:s text:c="2"/>align<text:s text:c="2"/>=<text:s text:c="2"/>"lrrrr",</text:p>
        <text:p text:style-name="para-screen">+<text:s text:c="10"/>frame<text:s text:c="2"/>=<text:s text:c="2"/>"topbot",<text:s text:c="2"/>grid<text:s text:c="2"/>=<text:s text:c="2"/>"none")</text:p>
        <text:p text:style-name="para-screen">.VADeaths</text:p>
        <text:p text:style-name="para-screen">[frame="topbot",grid="none",valign="middle",options="header",cols="&lt;,&gt;,&gt;,&gt;,&gt;",width="50%"]</text:p>
        <text:p text:style-name="para-screen">|=====================================================</text:p>
        <text:p text:style-name="para-screen">|<text:s text:c="10"/>|Rural<text:s text:c="2"/>Male|Rural<text:s text:c="2"/>Female|Urban<text:s text:c="2"/>Male|Urban<text:s text:c="2"/>Female</text:p>
        <text:p text:style-name="para-screen">|50-54|11.70<text:s text:c="10"/>|8.70<text:s text:c="16"/>|15.40<text:s text:c="10"/>|8.40</text:p>
        <text:p text:style-name="para-screen">|55-59|18.10<text:s text:c="10"/>|11.70<text:s text:c="14"/>|24.30<text:s text:c="10"/>|13.60</text:p>
        <text:p text:style-name="para-screen">|60-64|26.90<text:s text:c="10"/>|20.30<text:s text:c="14"/>|37.00<text:s text:c="10"/>|19.30</text:p>
        <text:p text:style-name="para-screen">|65-69|41.00<text:s text:c="10"/>|30.90<text:s text:c="14"/>|54.60<text:s text:c="10"/>|35.10</text:p>
        <text:p text:style-name="para-screen">|70-74|66.00<text:s text:c="10"/>|54.30<text:s text:c="14"/>|71.10<text:s text:c="10"/>|50.00</text:p>
        <text:p text:style-name="para-screen">|=====================================================</text:p>

<text:h text:style-name="Heading-small">Table 4. VADeath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Rural Male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Rural Female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Urban Male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Urban Female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50-54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1.70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8.70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5.40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8.4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55-59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8.10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11.7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24.30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13.60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60-64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6.90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20.30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37.00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19.30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65-69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41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30.9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54.6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35.1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70-74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66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54.3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71.1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50.00</text:p>
              </text:p>
            </table:table-cell>
</table:table-row>

</table:table>


<!--section level 2-->
        <text:h text:outline-level="2" text:style-name="Heading2">Data Frame</text:h>

<text:p/>
        <text:p text:style-name="para-screen">&gt; ascii(iris[1:10, ], include.rownames = F, caption = "iris", width = 50,</text:p>
        <text:p text:style-name="para-screen">+<text:s text:c="10"/>align<text:s text:c="2"/>=<text:s text:c="2"/>"c",<text:s text:c="2"/>valign<text:s text:c="2"/>=<text:s text:c="2"/>"bottom")</text:p>
        <text:p text:style-name="para-screen">.iris</text:p>
        <text:p text:style-name="para-screen">[valign="bottom",options="header",cols="^,^,^,^,^",width="50%"]</text:p>
        <text:p text:style-name="para-screen">|=========================================================</text:p>
        <text:p text:style-name="para-screen">|Sepal.Length|Sepal.Width|Petal.Length|Petal.Width|Species</text:p>
        <text:p text:style-name="para-screen">|5.10<text:s text:c="16"/>|3.50<text:s text:c="14"/>|1.40<text:s text:c="16"/>|0.20<text:s text:c="14"/>|setosa</text:p>
        <text:p text:style-name="para-screen">|4.90<text:s text:c="16"/>|3.00<text:s text:c="14"/>|1.40<text:s text:c="16"/>|0.20<text:s text:c="14"/>|setosa</text:p>
        <text:p text:style-name="para-screen">|4.70<text:s text:c="16"/>|3.20<text:s text:c="14"/>|1.30<text:s text:c="16"/>|0.20<text:s text:c="14"/>|setosa</text:p>
        <text:p text:style-name="para-screen">|4.60<text:s text:c="16"/>|3.10<text:s text:c="14"/>|1.50<text:s text:c="16"/>|0.20<text:s text:c="14"/>|setosa</text:p>
        <text:p text:style-name="para-screen">|5.00<text:s text:c="16"/>|3.60<text:s text:c="14"/>|1.40<text:s text:c="16"/>|0.20<text:s text:c="14"/>|setosa</text:p>
        <text:p text:style-name="para-screen">|5.40<text:s text:c="16"/>|3.90<text:s text:c="14"/>|1.70<text:s text:c="16"/>|0.40<text:s text:c="14"/>|setosa</text:p>
        <text:p text:style-name="para-screen">|4.60<text:s text:c="16"/>|3.40<text:s text:c="14"/>|1.40<text:s text:c="16"/>|0.30<text:s text:c="14"/>|setosa</text:p>
        <text:p text:style-name="para-screen">|5.00<text:s text:c="16"/>|3.40<text:s text:c="14"/>|1.50<text:s text:c="16"/>|0.20<text:s text:c="14"/>|setosa</text:p>
        <text:p text:style-name="para-screen">|4.40<text:s text:c="16"/>|2.90<text:s text:c="14"/>|1.40<text:s text:c="16"/>|0.20<text:s text:c="14"/>|setosa</text:p>
        <text:p text:style-name="para-screen">|4.90<text:s text:c="16"/>|3.10<text:s text:c="14"/>|1.50<text:s text:c="16"/>|0.10<text:s text:c="14"/>|setosa</text:p>
        <text:p text:style-name="para-screen">|=========================================================</text:p>

<text:h text:style-name="Heading-small">Table 5. iris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Sepal.Length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Sepal.Width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Petal.Length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Petal.Width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Species</text:p>
              </table:table-cell>
</table:table-row>
</table:table-header-rows>

<table:table-row>
<!--position=1-->
            <!--last=5-->
            <!--parent-position=1-->
            <!--parent-last=10-->
            <table:table-cell office:value-type="string" table:style-name="table-default.cell-A1">
              <!--child::*-->
              <text:p text:style-name="Standard">
                <text:p text:style-name="para-padding">5.10</text:p>
              </text:p>
            </table:table-cell>
<!--position=2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3.50</text:p>
              </text:p>
            </table:table-cell>
<!--position=3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1-->
            <!--parent-last=10-->
            <table:table-cell office:value-type="string" table:style-name="table-default.cell-B1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1-->
            <!--parent-last=10-->
            <table:table-cell office:value-type="string" table:style-name="table-default.cell-C1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2-->
            <!--parent-last=10-->
            <table:table-cell office:value-type="string" table:style-name="table-default.cell-A2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3.00</text:p>
              </text:p>
            </table:table-cell>
<!--position=3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2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2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3-->
            <!--parent-last=10-->
            <table:table-cell office:value-type="string" table:style-name="table-default.cell-A2">
              <!--child::*-->
              <text:p text:style-name="Standard">
                <text:p text:style-name="para-padding">4.70</text:p>
              </text:p>
            </table:table-cell>
<!--position=2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3.20</text:p>
              </text:p>
            </table:table-cell>
<!--position=3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1.30</text:p>
              </text:p>
            </table:table-cell>
<!--position=4-->
            <!--last=5-->
            <!--parent-position=3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3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4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4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4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5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3.60</text:p>
              </text:p>
            </table:table-cell>
<!--position=3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5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5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6-->
            <!--parent-last=10-->
            <table:table-cell office:value-type="string" table:style-name="table-default.cell-A2">
              <!--child::*-->
              <text:p text:style-name="Standard">
                <text:p text:style-name="para-padding">5.40</text:p>
              </text:p>
            </table:table-cell>
<!--position=2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3.90</text:p>
              </text:p>
            </table:table-cell>
<!--position=3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1.70</text:p>
              </text:p>
            </table:table-cell>
<!--position=4-->
            <!--last=5-->
            <!--parent-position=6-->
            <!--parent-last=10-->
            <table:table-cell office:value-type="string" table:style-name="table-default.cell-B2">
              <!--child::*-->
              <text:p text:style-name="Standard">
                <text:p text:style-name="para-padding">0.40</text:p>
              </text:p>
            </table:table-cell>
<!--position=5-->
            <!--last=5-->
            <!--parent-position=6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7-->
            <!--parent-last=10-->
            <table:table-cell office:value-type="string" table:style-name="table-default.cell-A2">
              <!--child::*-->
              <text:p text:style-name="Standard">
                <text:p text:style-name="para-padding">4.60</text:p>
              </text:p>
            </table:table-cell>
<!--position=2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7-->
            <!--parent-last=10-->
            <table:table-cell office:value-type="string" table:style-name="table-default.cell-B2">
              <!--child::*-->
              <text:p text:style-name="Standard">
                <text:p text:style-name="para-padding">0.30</text:p>
              </text:p>
            </table:table-cell>
<!--position=5-->
            <!--last=5-->
            <!--parent-position=7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8-->
            <!--parent-last=10-->
            <table:table-cell office:value-type="string" table:style-name="table-default.cell-A2">
              <!--child::*-->
              <text:p text:style-name="Standard">
                <text:p text:style-name="para-padding">5.00</text:p>
              </text:p>
            </table:table-cell>
<!--position=2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3.40</text:p>
              </text:p>
            </table:table-cell>
<!--position=3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8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8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9-->
            <!--parent-last=10-->
            <table:table-cell office:value-type="string" table:style-name="table-default.cell-A2">
              <!--child::*-->
              <text:p text:style-name="Standard">
                <text:p text:style-name="para-padding">4.40</text:p>
              </text:p>
            </table:table-cell>
<!--position=2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2.90</text:p>
              </text:p>
            </table:table-cell>
<!--position=3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1.40</text:p>
              </text:p>
            </table:table-cell>
<!--position=4-->
            <!--last=5-->
            <!--parent-position=9-->
            <!--parent-last=10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5-->
            <!--last=5-->
            <!--parent-position=9-->
            <!--parent-last=10-->
            <table:table-cell office:value-type="string" table:style-name="table-default.cell-C2">
              <!--child::*-->
              <text:p text:style-name="Standard">
                <text:p text:style-name="para-padding">setosa</text:p>
              </text:p>
            </table:table-cell>
</table:table-row>
<table:table-row>
<!--position=1-->
            <!--last=5-->
            <!--parent-position=10-->
            <!--parent-last=10-->
            <table:table-cell office:value-type="string" table:style-name="table-default.cell-A3">
              <!--child::*-->
              <text:p text:style-name="Standard">
                <text:p text:style-name="para-padding">4.90</text:p>
              </text:p>
            </table:table-cell>
<!--position=2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3.10</text:p>
              </text:p>
            </table:table-cell>
<!--position=3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1.50</text:p>
              </text:p>
            </table:table-cell>
<!--position=4-->
            <!--last=5-->
            <!--parent-position=10-->
            <!--parent-last=10-->
            <table:table-cell office:value-type="string" table:style-name="table-default.cell-B3">
              <!--child::*-->
              <text:p text:style-name="Standard">
                <text:p text:style-name="para-padding">0.10</text:p>
              </text:p>
            </table:table-cell>
<!--position=5-->
            <!--last=5-->
            <!--parent-position=10-->
            <!--parent-last=10-->
            <table:table-cell office:value-type="string" table:style-name="table-default.cell-C3">
              <!--child::*-->
              <text:p text:style-name="Standard">
                <text:p text:style-name="para-padding">setosa</text:p>
              </text:p>
            </table:table-cell>
</table:table-row>

</table:table>


<!--section level 2-->
        <text:h text:outline-level="2" text:style-name="Heading2">Summary table</text:h>

<text:p/>
        <text:p text:style-name="para-screen">&gt; ascii(summary(table(1:4, 1:4)))</text:p>
        <text:p text:style-name="para-screen">-<text:s text:c="2"/>Number<text:s text:c="2"/>of<text:s text:c="2"/>cases<text:s text:c="2"/>in<text:s text:c="2"/>table:<text:s text:c="2"/>4</text:p>
        <text:p text:style-name="para-screen">-<text:s text:c="2"/>Number<text:s text:c="2"/>of<text:s text:c="2"/>factors:<text:s text:c="2"/>2</text:p>
        <text:p text:style-name="para-screen">-<text:s text:c="2"/>Test<text:s text:c="2"/>for<text:s text:c="2"/>independence<text:s text:c="2"/>of<text:s text:c="2"/>all<text:s text:c="2"/>factors:</text:p>
        <text:p text:style-name="para-screen"><text:s text:c="2"/>*<text:s text:c="2"/>Chisq<text:s text:c="2"/>=<text:s text:c="2"/>12,<text:s text:c="2"/>df<text:s text:c="2"/>=<text:s text:c="2"/>9,<text:s text:c="2"/>p-value<text:s text:c="2"/>=<text:s text:c="2"/>0.2133</text:p>
        <text:p text:style-name="para-screen"><text:s text:c="2"/>*<text:s text:c="2"/>Chi-squared<text:s text:c="2"/>approximation<text:s text:c="2"/>may<text:s text:c="2"/>be<text:s text:c="2"/>incorrect</text:p>




<text:list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
        <text:h text:outline-level="2" text:style-name="Heading2">Glm</text:h>

<text:p/>
        <text:p text:style-name="para-screen">&gt; counts &lt;- c(18, 17, 15, 20, 10, 20, 25, 13, 12)</text:p>
        <text:p text:style-name="para-screen">&gt;<text:s text:c="2"/>outcome<text:s text:c="2"/>&lt;-<text:s text:c="2"/>gl(3,<text:s text:c="2"/>1,<text:s text:c="2"/>9)</text:p>
        <text:p text:style-name="para-screen">&gt;<text:s text:c="2"/>treatment<text:s text:c="2"/>&lt;-<text:s text:c="2"/>gl(3,<text:s text:c="2"/>3)</text:p>
        <text:p text:style-name="para-screen">&gt;<text:s text:c="2"/>d.AD<text:s text:c="2"/>&lt;-<text:s text:c="2"/>data.frame(treatment,<text:s text:c="2"/>outcome,<text:s text:c="2"/>counts)</text:p>
        <text:p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
        <text:p text:style-name="para-screen">&gt;<text:s text:c="2"/>glm.D93</text:p>
        <text:p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
        <text:p text:style-name="para-screen"/>
        <text:p text:style-name="para-screen">Coefficients:</text:p>
        <text:p text:style-name="para-screen">(Intercept)<text:s text:c="10"/>outcome2<text:s text:c="10"/>outcome3<text:s text:c="6"/>treatment2<text:s text:c="6"/>treatment3</text:p>
        <text:p text:style-name="para-screen"><text:s text:c="4"/>3.045e+00<text:s text:c="6"/>-4.543e-01<text:s text:c="6"/>-2.930e-01<text:s text:c="8"/>8.717e-16<text:s text:c="8"/>4.557e-16</text:p>
        <text:p text:style-name="para-screen"/>
        <text:p text:style-name="para-screen">Degrees<text:s text:c="2"/>of<text:s text:c="2"/>Freedom:<text:s text:c="2"/>8<text:s text:c="2"/>Total<text:s text:c="2"/>(i.e.<text:s text:c="2"/>Null);<text:s text:c="4"/>4<text:s text:c="2"/>Residual</text:p>
        <text:p text:style-name="para-screen">Null<text:s text:c="2"/>Deviance:<text:s text:c="12"/>10.58</text:p>
        <text:p text:style-name="para-screen">Residual<text:s text:c="2"/>Deviance:<text:s text:c="2"/>5.129<text:s text:c="16"/>AIC:<text:s text:c="2"/>56.76</text:p>
        <text:p text:style-name="para-screen">&gt;<text:s text:c="2"/>ascii(glm.D93,<text:s text:c="2"/>caption<text:s text:c="2"/>=<text:s text:c="2"/>"glm.D93")</text:p>
        <text:p text:style-name="para-screen">.glm.D93</text:p>
        <text:p text:style-name="para-screen">[options="header"]</text:p>
        <text:p text:style-name="para-screen">|==================================================</text:p>
        <text:p text:style-name="para-screen">|<text:s text:c="22"/>|Estimate|Std.<text:s text:c="2"/>Error|z<text:s text:c="2"/>value|Pr(&gt;\|z\|)</text:p>
        <text:p text:style-name="para-screen">|(Intercept)|3.04<text:s text:c="8"/>|0.17<text:s text:c="12"/>|17.81<text:s text:c="4"/>|0.00</text:p>
        <text:p text:style-name="para-screen">|outcome2<text:s text:c="6"/>|-0.45<text:s text:c="6"/>|0.20<text:s text:c="12"/>|-2.25<text:s text:c="4"/>|0.02</text:p>
        <text:p text:style-name="para-screen">|outcome3<text:s text:c="6"/>|-0.29<text:s text:c="6"/>|0.19<text:s text:c="12"/>|-1.52<text:s text:c="4"/>|0.13</text:p>
        <text:p text:style-name="para-screen">|treatment2<text:s text:c="2"/>|0.00<text:s text:c="8"/>|0.20<text:s text:c="12"/>|0.00<text:s text:c="6"/>|1.00</text:p>
        <text:p text:style-name="para-screen">|treatment3<text:s text:c="2"/>|0.00<text:s text:c="8"/>|0.20<text:s text:c="12"/>|0.00<text:s text:c="6"/>|1.00</text:p>
        <text:p text:style-name="para-screen">|==================================================</text:p>
        <text:p text:style-name="para-screen">&gt;<text:s text:c="2"/>ascii(summary(glm.D93),<text:s text:c="2"/>caption<text:s text:c="2"/>=<text:s text:c="2"/>"summary<text:s text:c="2"/>glm.D93")</text:p>
        <text:p text:style-name="para-screen">.summary<text:s text:c="2"/>glm.D93</text:p>
        <text:p text:style-name="para-screen">[options="header"]</text:p>
        <text:p text:style-name="para-screen">|==================================================</text:p>
        <text:p text:style-name="para-screen">|<text:s text:c="22"/>|Estimate|Std.<text:s text:c="2"/>Error|z<text:s text:c="2"/>value|Pr(&gt;\|z\|)</text:p>
        <text:p text:style-name="para-screen">|(Intercept)|3.04<text:s text:c="8"/>|0.17<text:s text:c="12"/>|17.81<text:s text:c="4"/>|0.00</text:p>
        <text:p text:style-name="para-screen">|outcome2<text:s text:c="6"/>|-0.45<text:s text:c="6"/>|0.20<text:s text:c="12"/>|-2.25<text:s text:c="4"/>|0.02</text:p>
        <text:p text:style-name="para-screen">|outcome3<text:s text:c="6"/>|-0.29<text:s text:c="6"/>|0.19<text:s text:c="12"/>|-1.52<text:s text:c="4"/>|0.13</text:p>
        <text:p text:style-name="para-screen">|treatment2<text:s text:c="2"/>|0.00<text:s text:c="8"/>|0.20<text:s text:c="12"/>|0.00<text:s text:c="6"/>|1.00</text:p>
        <text:p text:style-name="para-screen">|treatment3<text:s text:c="2"/>|0.00<text:s text:c="8"/>|0.20<text:s text:c="12"/>|0.00<text:s text:c="6"/>|1.00</text:p>
        <text:p text:style-name="para-screen">|==================================================</text:p>
        <text:p text:style-name="para-screen">&gt;<text:s text:c="2"/>ascii(anova(glm.D93),<text:s text:c="2"/>caption<text:s text:c="2"/>=<text:s text:c="2"/>"anova<text:s text:c="2"/>glm.D93",<text:s text:c="2"/>include.rownames<text:s text:c="2"/>=<text:s text:c="2"/>T)</text:p>
        <text:p text:style-name="para-screen">.anova<text:s text:c="2"/>glm.D93</text:p>
        <text:p text:style-name="para-screen">[options="header"]</text:p>
        <text:p text:style-name="para-screen">|============================================</text:p>
        <text:p text:style-name="para-screen">|<text:s text:c="18"/>|Df<text:s text:c="4"/>|Deviance|Resid.<text:s text:c="2"/>Df|Resid.<text:s text:c="2"/>Dev</text:p>
        <text:p text:style-name="para-screen">|NULL<text:s text:c="10"/>|<text:s text:c="8"/>|<text:s text:c="16"/>|8.00<text:s text:c="10"/>|10.58</text:p>
        <text:p text:style-name="para-screen">|outcome<text:s text:c="4"/>|2.00|5.45<text:s text:c="8"/>|6.00<text:s text:c="10"/>|5.13</text:p>
        <text:p text:style-name="para-screen">|treatment|2.00|0.00<text:s text:c="8"/>|4.00<text:s text:c="10"/>|5.13</text:p>
        <text:p text:style-name="para-screen">|============================================</text:p>

<text:h text:style-name="Heading-small">Table 6.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Estimate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Std. Error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z value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7. summary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Estimate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Std. Error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z value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Pr(&gt;|z|)</text:p>
              </table:table-cell>
</table:table-row>
</table:table-header-rows>

<table:table-row>
<!--position=1-->
            <!--last=5-->
            <!--parent-position=1-->
            <!--parent-last=5-->
            <table:table-cell office:value-type="string" table:style-name="table-default.cell-A1">
              <!--child::*-->
              <text:p text:style-name="Standard">
                <text:p text:style-name="para-padding">(Intercept)</text:p>
              </text:p>
            </table:table-cell>
<!--position=2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3.04</text:p>
              </text:p>
            </table:table-cell>
<!--position=3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0.17</text:p>
              </text:p>
            </table:table-cell>
<!--position=4-->
            <!--last=5-->
            <!--parent-position=1-->
            <!--parent-last=5-->
            <table:table-cell office:value-type="string" table:style-name="table-default.cell-B1">
              <!--child::*-->
              <text:p text:style-name="Standard">
                <text:p text:style-name="para-padding">17.81</text:p>
              </text:p>
            </table:table-cell>
<!--position=5-->
            <!--last=5-->
            <!--parent-position=1-->
            <!--parent-last=5-->
            <table:table-cell office:value-type="string" table:style-name="table-default.cell-C1">
              <!--child::*-->
              <text:p text:style-name="Standard">
                <text:p text:style-name="para-padding">0.00</text:p>
              </text:p>
            </table:table-cell>
</table:table-row>
<table:table-row>
<!--position=1-->
            <!--last=5-->
            <!--parent-position=2-->
            <!--parent-last=5-->
            <table:table-cell office:value-type="string" table:style-name="table-default.cell-A2">
              <!--child::*-->
              <text:p text:style-name="Standard">
                <text:p text:style-name="para-padding">outcome2</text:p>
              </text:p>
            </table:table-cell>
<!--position=2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0.45</text:p>
              </text:p>
            </table:table-cell>
<!--position=3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2-->
            <!--parent-last=5-->
            <table:table-cell office:value-type="string" table:style-name="table-default.cell-B2">
              <!--child::*-->
              <text:p text:style-name="Standard">
                <text:p text:style-name="para-padding">-2.25</text:p>
              </text:p>
            </table:table-cell>
<!--position=5-->
            <!--last=5-->
            <!--parent-position=2-->
            <!--parent-last=5-->
            <table:table-cell office:value-type="string" table:style-name="table-default.cell-C2">
              <!--child::*-->
              <text:p text:style-name="Standard">
                <text:p text:style-name="para-padding">0.02</text:p>
              </text:p>
            </table:table-cell>
</table:table-row>
<table:table-row>
<!--position=1-->
            <!--last=5-->
            <!--parent-position=3-->
            <!--parent-last=5-->
            <table:table-cell office:value-type="string" table:style-name="table-default.cell-A2">
              <!--child::*-->
              <text:p text:style-name="Standard">
                <text:p text:style-name="para-padding">outcome3</text:p>
              </text:p>
            </table:table-cell>
<!--position=2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0.29</text:p>
              </text:p>
            </table:table-cell>
<!--position=3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0.19</text:p>
              </text:p>
            </table:table-cell>
<!--position=4-->
            <!--last=5-->
            <!--parent-position=3-->
            <!--parent-last=5-->
            <table:table-cell office:value-type="string" table:style-name="table-default.cell-B2">
              <!--child::*-->
              <text:p text:style-name="Standard">
                <text:p text:style-name="para-padding">-1.52</text:p>
              </text:p>
            </table:table-cell>
<!--position=5-->
            <!--last=5-->
            <!--parent-position=3-->
            <!--parent-last=5-->
            <table:table-cell office:value-type="string" table:style-name="table-default.cell-C2">
              <!--child::*-->
              <text:p text:style-name="Standard">
                <text:p text:style-name="para-padding">0.13</text:p>
              </text:p>
            </table:table-cell>
</table:table-row>
<table:table-row>
<!--position=1-->
            <!--last=5-->
            <!--parent-position=4-->
            <!--parent-last=5-->
            <table:table-cell office:value-type="string" table:style-name="table-default.cell-A2">
              <!--child::*-->
              <text:p text:style-name="Standard">
                <text:p text:style-name="para-padding">treatment2</text:p>
              </text:p>
            </table:table-cell>
<!--position=2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4-->
            <!--parent-last=5-->
            <table:table-cell office:value-type="string" table:style-name="table-default.cell-B2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4-->
            <!--parent-last=5-->
            <table:table-cell office:value-type="string" table:style-name="table-default.cell-C2">
              <!--child::*-->
              <text:p text:style-name="Standard">
                <text:p text:style-name="para-padding">1.00</text:p>
              </text:p>
            </table:table-cell>
</table:table-row>
<table:table-row>
<!--position=1-->
            <!--last=5-->
            <!--parent-position=5-->
            <!--parent-last=5-->
            <table:table-cell office:value-type="string" table:style-name="table-default.cell-A3">
              <!--child::*-->
              <text:p text:style-name="Standard">
                <text:p text:style-name="para-padding">treatment3</text:p>
              </text:p>
            </table:table-cell>
<!--position=2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3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20</text:p>
              </text:p>
            </table:table-cell>
<!--position=4-->
            <!--last=5-->
            <!--parent-position=5-->
            <!--parent-last=5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5-->
            <!--last=5-->
            <!--parent-position=5-->
            <!--parent-last=5-->
            <table:table-cell office:value-type="string" table:style-name="table-default.cell-C3">
              <!--child::*-->
              <text:p text:style-name="Standard">
                <text:p text:style-name="para-padding">1.00</text:p>
              </text:p>
            </table:table-cell>
</table:table-row>

</table:table>


<text:h text:style-name="Heading-small">Table 8. anova glm.D93</text:h>
<table:table table:style-name="table-default">
          <table:table-column table:number-columns-repeated="5"/>





<table:table-header-rows>
<table:table-row>
<!--position=1-->
              <!--last=5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</text:p>
              </table:table-cell>
<!--position=2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Df  </text:p>
              </table:table-cell>
<!--position=3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Deviance</text:p>
              </table:table-cell>
<!--position=4-->
              <!--last=5-->
              <!--parent-position=1-->
              <!--parent-last=1-->
              <table:table-cell office:value-type="string" table:style-name="table-default.cell-H-B3">
                <!--child::otherwise-->
                <text:p text:style-name="Standard">Resid. Df</text:p>
              </table:table-cell>
<!--position=5-->
              <!--last=5-->
              <!--parent-position=1-->
              <!--parent-last=1-->
              <table:table-cell office:value-type="string" table:style-name="table-default.cell-H-C3">
                <!--child::otherwise-->
                <text:p text:style-name="Standard">Resid. Dev</text:p>
              </table:table-cell>
</table:table-row>
</table:table-header-rows>

<table:table-row>
<!--position=1-->
            <!--last=5-->
            <!--parent-position=1-->
            <!--parent-last=3-->
            <table:table-cell office:value-type="string" table:style-name="table-default.cell-A1">
              <!--child::*-->
              <text:p text:style-name="Standard">
                <text:p text:style-name="para-padding">NULL</text:p>
              </text:p>
            </table:table-cell>
<!--position=2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3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/>
              </text:p>
            </table:table-cell>
<!--position=4-->
            <!--last=5-->
            <!--parent-position=1-->
            <!--parent-last=3-->
            <table:table-cell office:value-type="string" table:style-name="table-default.cell-B1">
              <!--child::*-->
              <text:p text:style-name="Standard">
                <text:p text:style-name="para-padding">8.00</text:p>
              </text:p>
            </table:table-cell>
<!--position=5-->
            <!--last=5-->
            <!--parent-position=1-->
            <!--parent-last=3-->
            <table:table-cell office:value-type="string" table:style-name="table-default.cell-C1">
              <!--child::*-->
              <text:p text:style-name="Standard">
                <text:p text:style-name="para-padding">10.58</text:p>
              </text:p>
            </table:table-cell>
</table:table-row>
<table:table-row>
<!--position=1-->
            <!--last=5-->
            <!--parent-position=2-->
            <!--parent-last=3-->
            <table:table-cell office:value-type="string" table:style-name="table-default.cell-A2">
              <!--child::*-->
              <text:p text:style-name="Standard">
                <text:p text:style-name="para-padding">outcome</text:p>
              </text:p>
            </table:table-cell>
<!--position=2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5.45</text:p>
              </text:p>
            </table:table-cell>
<!--position=4-->
            <!--last=5-->
            <!--parent-position=2-->
            <!--parent-last=3-->
            <table:table-cell office:value-type="string" table:style-name="table-default.cell-B2">
              <!--child::*-->
              <text:p text:style-name="Standard">
                <text:p text:style-name="para-padding">6.00</text:p>
              </text:p>
            </table:table-cell>
<!--position=5-->
            <!--last=5-->
            <!--parent-position=2-->
            <!--parent-last=3-->
            <table:table-cell office:value-type="string" table:style-name="table-default.cell-C2">
              <!--child::*-->
              <text:p text:style-name="Standard">
                <text:p text:style-name="para-padding">5.13</text:p>
              </text:p>
            </table:table-cell>
</table:table-row>
<table:table-row>
<!--position=1-->
            <!--last=5-->
            <!--parent-position=3-->
            <!--parent-last=3-->
            <table:table-cell office:value-type="string" table:style-name="table-default.cell-A3">
              <!--child::*-->
              <text:p text:style-name="Standard">
                <text:p text:style-name="para-padding">treatment</text:p>
              </text:p>
            </table:table-cell>
<!--position=2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2.00</text:p>
              </text:p>
            </table:table-cell>
<!--position=3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0.00</text:p>
              </text:p>
            </table:table-cell>
<!--position=4-->
            <!--last=5-->
            <!--parent-position=3-->
            <!--parent-last=3-->
            <table:table-cell office:value-type="string" table:style-name="table-default.cell-B3">
              <!--child::*-->
              <text:p text:style-name="Standard">
                <text:p text:style-name="para-padding">4.00</text:p>
              </text:p>
            </table:table-cell>
<!--position=5-->
            <!--last=5-->
            <!--parent-position=3-->
            <!--parent-last=3-->
            <table:table-cell office:value-type="string" table:style-name="table-default.cell-C3">
              <!--child::*-->
              <text:p text:style-name="Standard">
                <text:p text:style-name="para-padding">5.13</text:p>
              </text:p>
            </table:table-cell>
</table:table-row>

</table:table>


<!--section level 2-->
        <text:h text:outline-level="2" text:style-name="Heading2">Survdiff</text:h>

<text:p/>
        <text:p text:style-name="para-screen">&gt; library(survival)</text:p>
        <text:p text:style-name="para-screen">&gt;<text:s text:c="2"/>survdiff.aml<text:s text:c="2"/>&lt;-<text:s text:c="2"/>survdiff(Surv(time,<text:s text:c="2"/>status)<text:s text:c="2"/>~<text:s text:c="2"/>x,<text:s text:c="2"/>data<text:s text:c="2"/>=<text:s text:c="2"/>aml)</text:p>
        <text:p text:style-name="para-screen">&gt;<text:s text:c="2"/>ascii(survdiff.aml,<text:s text:c="2"/>caption<text:s text:c="2"/>=<text:s text:c="2"/>"survdiff.aml",<text:s text:c="2"/>digits<text:s text:c="2"/>=<text:s text:c="2"/>c(0,<text:s text:c="2"/>0,</text:p>
        <text:p text:style-name="para-screen">+<text:s text:c="10"/>2,<text:s text:c="2"/>2,<text:s text:c="2"/>2,<text:s text:c="2"/>0,<text:s text:c="2"/>5),<text:s text:c="2"/>format<text:s text:c="2"/>=<text:s text:c="2"/>c(rep("f",<text:s text:c="2"/>6),<text:s text:c="2"/>"E"))</text:p>
        <text:p text:style-name="para-screen">.survdiff.aml</text:p>
        <text:p text:style-name="para-screen">[options="header"]</text:p>
        <text:p text:style-name="para-screen">|=======================================================================</text:p>
        <text:p text:style-name="para-screen">|<text:s text:c="30"/>|N<text:s text:c="2"/>|Observed|Expected|(O-E)^2/E|(O-E)^2/V|df|p</text:p>
        <text:p text:style-name="para-screen">|x=Maintained<text:s text:c="6"/>|11|7<text:s text:c="14"/>|10.69<text:s text:c="6"/>|1.27<text:s text:c="10"/>|3.40<text:s text:c="10"/>|1<text:s text:c="2"/>|6.53393E-02</text:p>
        <text:p text:style-name="para-screen">|x=Nonmaintained|12|11<text:s text:c="12"/>|7.31<text:s text:c="8"/>|1.86<text:s text:c="10"/>|3.40<text:s text:c="10"/>|<text:s text:c="4"/>|</text:p>
        <text:p text:style-name="para-screen">|=======================================================================</text:p>

<text:h text:style-name="Heading-small">Table 9. survdiff.aml</text:h>
<table:table table:style-name="table-default">
          <table:table-column table:number-columns-repeated="8"/>








<table:table-header-rows>
<table:table-row>
<!--position=1-->
              <!--last=8-->
              <!--parent-position=1-->
              <!--parent-last=1-->
              <table:table-cell office:value-type="string" table:style-name="table-default.cell-H-A3">
                <!--child::otherwise-->
                <text:p text:style-name="Standard">               </text:p>
              </table:table-cell>
<!--position=2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N </text:p>
              </table:table-cell>
<!--position=3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Observed</text:p>
              </table:table-cell>
<!--position=4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Expected</text:p>
              </table:table-cell>
<!--position=5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(O-E)^2/E</text:p>
              </table:table-cell>
<!--position=6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(O-E)^2/V</text:p>
              </table:table-cell>
<!--position=7-->
              <!--last=8-->
              <!--parent-position=1-->
              <!--parent-last=1-->
              <table:table-cell office:value-type="string" table:style-name="table-default.cell-H-B3">
                <!--child::otherwise-->
                <text:p text:style-name="Standard">df</text:p>
              </table:table-cell>
<!--position=8-->
              <!--last=8-->
              <!--parent-position=1-->
              <!--parent-last=1-->
              <table:table-cell office:value-type="string" table:style-name="table-default.cell-H-C3">
                <!--child::otherwise-->
                <text:p text:style-name="Standard">p</text:p>
              </table:table-cell>
</table:table-row>
</table:table-header-rows>

<table:table-row>
<!--position=1-->
            <!--last=8-->
            <!--parent-position=1-->
            <!--parent-last=2-->
            <table:table-cell office:value-type="string" table:style-name="table-default.cell-A1">
              <!--child::*-->
              <text:p text:style-name="Standard">
                <text:p text:style-name="para-padding">x=Maintained</text:p>
              </text:p>
            </table:table-cell>
<!--position=2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1</text:p>
              </text:p>
            </table:table-cell>
<!--position=3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7</text:p>
              </text:p>
            </table:table-cell>
<!--position=4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0.69</text:p>
              </text:p>
            </table:table-cell>
<!--position=5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.27</text:p>
              </text:p>
            </table:table-cell>
<!--position=6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3.40</text:p>
              </text:p>
            </table:table-cell>
<!--position=7-->
            <!--last=8-->
            <!--parent-position=1-->
            <!--parent-last=2-->
            <table:table-cell office:value-type="string" table:style-name="table-default.cell-B1">
              <!--child::*-->
              <text:p text:style-name="Standard">
                <text:p text:style-name="para-padding">1</text:p>
              </text:p>
            </table:table-cell>
<!--position=8-->
            <!--last=8-->
            <!--parent-position=1-->
            <!--parent-last=2-->
            <table:table-cell office:value-type="string" table:style-name="table-default.cell-C1">
              <!--child::*-->
              <text:p text:style-name="Standard">
                <text:p text:style-name="para-padding">6.53393E-02</text:p>
              </text:p>
            </table:table-cell>
</table:table-row>
<table:table-row>
<!--position=1-->
            <!--last=8-->
            <!--parent-position=2-->
            <!--parent-last=2-->
            <table:table-cell office:value-type="string" table:style-name="table-default.cell-A3">
              <!--child::*-->
              <text:p text:style-name="Standard">
                <text:p text:style-name="para-padding">x=Nonmaintained</text:p>
              </text:p>
            </table:table-cell>
<!--position=2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2</text:p>
              </text:p>
            </table:table-cell>
<!--position=3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1</text:p>
              </text:p>
            </table:table-cell>
<!--position=4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7.31</text:p>
              </text:p>
            </table:table-cell>
<!--position=5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1.86</text:p>
              </text:p>
            </table:table-cell>
<!--position=6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>3.40</text:p>
              </text:p>
            </table:table-cell>
<!--position=7-->
            <!--last=8-->
            <!--parent-position=2-->
            <!--parent-last=2-->
            <table:table-cell office:value-type="string" table:style-name="table-default.cell-B3">
              <!--child::*-->
              <text:p text:style-name="Standard">
                <text:p text:style-name="para-padding"/>
              </text:p>
            </table:table-cell>
<!--position=8-->
            <!--last=8-->
            <!--parent-position=2-->
            <!--parent-last=2-->
            <table:table-cell office:value-type="string" table:style-name="table-default.cell-C3">
              <!--child::*-->
              <text:p text:style-name="Standard">
                <text:p text:style-name="para-padding"/>
              </text:p>
            </table:table-cell>
</table:table-row>

</table:table>



<!--section level 1-->
        <text:h text:outline-level="1" text:style-name="Heading1">Convert</text:h>

<text:p text:style-name="para-padding">Sweave process creates a yourdocument.txt file from yourdocument.Rnw.</text:p>
<text:p text:style-name="para-padding">You can convert it to html format with the following command:</text:p>
<text:p/>
        <text:p text:style-name="para-screen">asciidoc<text:s text:c="2"/>yourdocument.txt</text:p>
<text:p text:style-name="para-padding">or to docbook format with:</text:p>
<text:p/>
        <text:p text:style-name="para-screen">asciidoc<text:s text:c="2"/>-b<text:s text:c="2"/>docbook<text:s text:c="2"/>yourdocument.txt</text:p>
<text:p text:style-name="para-padding">For example, you can see the source of <text:a xlink:type="simple" xlink:href="http://eusebe.github.com/r2asciidoc/index.Rnw">this documentation</text:a>, the file <text:a xlink:type="simple" xlink:href="http://eusebe.github.com/r2asciidoc/index.txt">generated by Sweave</text:a>, the same file in <text:a xlink:type="simple" xlink:href="http://eusebe.github.com/r2asciidoc/index.xml">docbook format</text:a>, the same file <text:a xlink:type="simple" xlink:href="http://eusebe.github.com/r2asciidoc/index.pdf">converted to pdf</text:a> with dblatex, and the same file <text:a xlink:type="simple" xlink:href="http://eusebe.github.com/r2asciidoc/index.odf">converted to odf</text:a> with docbook2odf.</text:p>

</office:tex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Verdana" svg:font-family="Verdana" style:font-pitch="fixed"/>
    <style:font-face style:name="Arial" svg:font-family="Arial" style:font-pitch="variable"/>
    <style:font-face style:name="Arial Black" svg:font-family="Arial Black" style:font-pitch="variable"/>
    <style:font-face style:name="Wingdings" svg:font-family="Wingdings" style:font-pitch="variable" style:font-charset="x-symbol"/>
    <style:font-face style:name="Lucidasans" svg:font-family="Lucidasans" style:font-pitch="variable"/>
    <style:font-face style:name="Lucida Console" svg:font-family="'Lucida Console'" style:font-pitch="fixed"/>
    <style:font-face style:name="Luxi Sans" svg:font-family="'Luxi San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style:name="Standard" style:family="paragraph" style:display-name="Paragraph Default">
      <style:paragraph-properties/>
      <style:text-properties/>
    </style:style>
    <style:style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style:name="para" style:display-name="Paragraph" style:family="paragraph" style:parent-style-name="Standard">
      <style:paragraph-properties/>
      <style:text-properties/>
    </style:style>
    <style:style style:name="para-padding" style:display-name="Paragraph Padding" style:family="paragraph" style:parent-style-name="Standard">
      <style:paragraph-properties fo:margin-top="0.20cm"/>
      <style:text-properties/>
    </style:style>
    <style:style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style:name="para-sidebar" style:family="paragraph" style:parent-style-name="Standard">
      <style:paragraph-properties/>
      <style:text-properties/>
    </style:style>
    <style:style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style:name="title" style:family="paragraph" style:display-name="Title Default">
      <style:paragraph-properties style:shadow="none"/>
      <style:text-properties fo:font-weight="bold" fo:color="#323298" style:font-name="Arial"/>
    </style:style>
    <style:style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style:name="text-strong" style:display-name="Text Strong" style:family="text">
      <style:text-properties fo:font-weight="bold" fo:font-style="italic"/>
    </style:style>
    <style:style style:name="text-bold" style:display-name="Text Bold" style:family="text">
      <style:text-properties fo:font-weight="bold"/>
    </style:style>
    <style:style style:name="text-italic" style:display-name="Text Italic" style:family="text">
      <style:text-properties fo:font-style="italic"/>
    </style:style>
    <style:style style:name="text-underline" style:display-name="Text Underline" style:family="text">
      <style:text-properties style:text-underline-color="#000000" style:text-underline-mode="continuous" style:text-underline-type="single"/>
    </style:style>
    <style:style style:name="text-strikethrough" style:display-name="Text Strikethrough" style:family="text">
      <style:text-properties style:text-line-through-style="solid"/>
    </style:style>
    <style:style style:name="text-highlight" style:display-name="Text Highlight" style:family="text">
      <style:text-properties fo:background-color="#ffff00"/>
    </style:style>
    <style:style style:name="text-monospace" style:display-name="Text Monospace" style:family="text">
      <style:text-properties fo:font-family="Courier"/>
    </style:style>
    <style:style style:name="text-super" style:display-name="Text Superscript" style:family="text">
      <style:text-properties style:text-position="super 58%"/>
    </style:style>
    <style:style style:name="text-sub" style:display-name="Text Subscript" style:family="text">
      <style:text-properties style:text-position="sub 58%"/>
    </style:style>
    <style:style style:name="text-command" style:display-name="Text Command" style:family="text">
      <style:text-properties fo:font-family="Courier" fo:font-weight="bold" fo:background-color="#f0f0f0"/>
    </style: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numbering1" style:display-name="Number Symbols" style:family="text">
      <style:text-properties fo:font-weight="bold" fo:color="#323298" style:font-name="Arial"/>
    </style:style>
    <style:style style:name="bullet1" style:display-name="Bullet Symbols" style:family="text">
      <style:text-properties fo:font-weight="bold" fo:color="#323298" style:font-name="Arial"/>
    </style:style>
    <draw:stroke-dash draw:name="dash-ultrafine" draw:display-name="Ultrafine Dashed" draw:style="rect" draw:dots1="1" draw:dots1-length="0.051cm" draw:dots2="1" draw:dots2-length="0.051cm" draw:distance="0.051cm"/>
    <style:style style:name="Index" style:family="paragraph" style:parent-style-name="Standard" style:class="index">
      <style:paragraph-properties text:number-lines="false" text:line-number="0"/>
    </style:style>
    <text:list-style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style:name="screen">
      <style:page-layout-properties fo:margin-top="0cm" fo:margin-bottom="0cm" fo:margin-left="0cm" fo:margin-right="0cm" fo:page-width="29.701cm" fo:page-height="20.989cm" style:print-orientation="landscape"/>
    </style:page-layout>
    <style:style style:name="CI.para-legal" style:family="paragraph" style:parent-style-name="Footer">
      <style:paragraph-properties fo:text-align="center" style:justify-single-word="false"/>
      <style:text-properties fo:font-size="7pt"/>
    </style:style>
    <style:style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style:name="CI.text-line" style:family="text">
      <style:text-properties style:font-name="Arial Black" fo:font-size="7pt" fo:color="#FFFFFF"/>
    </style:style>
    <style:style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style:name="Standard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r2asciidoc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  <style:master-page style:name="Others" style:page-layout-name="A4" style:next-style-name="Others">
      <style:header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r2asciidoc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
               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<office:meta>
    <dc:title>r2asciidoc</dc:title>
    <dc:subject/>
    <dc:description/>
    <dc:date/>
    <dc:language>en</dc:language>
    <meta:generator>docbook2odf [$Rev: 153 $] generator (http://open.comsultia.com/docbook2odf/)</meta:generator>
  </office:meta>
</office:document-meta>
</file>